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Обычный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monospace" svg:font-family="monospace"/>
  </office:font-face-decls>
  <office:automatic-styles>
    <style:style style:name="P1" style:family="paragraph" style:parent-style-name="Serif_20_14" style:master-page-name="Standard">
      <style:paragraph-properties fo:text-align="center" style:justify-single-word="false" style:page-number="1"/>
      <style:text-properties officeooo:paragraph-rsid="004d995f"/>
    </style:style>
    <style:style style:name="P2" style:family="paragraph" style:parent-style-name="Text_20_body">
      <style:paragraph-properties fo:text-align="center" style:justify-single-word="false"/>
      <style:text-properties officeooo:paragraph-rsid="004d995f"/>
    </style:style>
    <style:style style:name="P3" style:family="paragraph" style:parent-style-name="Serif_20_14">
      <style:paragraph-properties fo:text-align="center" style:justify-single-word="false"/>
      <style:text-properties officeooo:paragraph-rsid="004d995f"/>
    </style:style>
    <style:style style:name="P4" style:family="paragraph" style:parent-style-name="Text_20_body">
      <style:paragraph-properties fo:text-align="center" style:justify-single-word="false"/>
      <style:text-properties officeooo:rsid="0031dd06" officeooo:paragraph-rsid="004d995f"/>
    </style:style>
    <style:style style:name="P5" style:family="paragraph" style:parent-style-name="Serif_20_14">
      <style:paragraph-properties fo:text-align="center" style:justify-single-word="false"/>
    </style:style>
    <style:style style:name="P6" style:family="paragraph" style:parent-style-name="Serif_20_14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7" style:family="paragraph" style:parent-style-name="Serif_20_14">
      <style:paragraph-properties fo:text-align="end" style:justify-single-word="false"/>
      <style:text-properties officeooo:paragraph-rsid="0050ee9a"/>
    </style:style>
    <style:style style:name="P8" style:family="paragraph" style:parent-style-name="Serif_20_14">
      <style:paragraph-properties fo:text-align="justify" style:justify-single-word="false"/>
      <style:text-properties officeooo:paragraph-rsid="0050ee9a"/>
    </style:style>
    <style:style style:name="P9" style:family="paragraph" style:parent-style-name="Serif_20_14">
      <style:paragraph-properties fo:text-align="center" style:justify-single-word="false"/>
      <style:text-properties officeooo:paragraph-rsid="0050ee9a"/>
    </style:style>
    <style:style style:name="P10" style:family="paragraph" style:parent-style-name="Serif_20_14">
      <style:paragraph-properties fo:text-align="center" style:justify-single-word="false"/>
      <style:text-properties officeooo:paragraph-rsid="004f59cc"/>
    </style:style>
    <style:style style:name="P11" style:family="paragraph" style:parent-style-name="Serif_20_14">
      <style:paragraph-properties fo:text-align="justify" style:justify-single-word="false"/>
    </style:style>
    <style:style style:name="P12" style:family="paragraph" style:parent-style-name="U_5f_header">
      <style:paragraph-properties fo:break-before="page"/>
    </style:style>
    <style:style style:name="P13" style:family="paragraph" style:parent-style-name="Serif_20_14">
      <style:paragraph-properties fo:text-align="justify" style:justify-single-word="false"/>
      <style:text-properties officeooo:paragraph-rsid="004f8aae"/>
    </style:style>
    <style:style style:name="P14" style:family="paragraph" style:parent-style-name="Serif_20_14">
      <style:paragraph-properties fo:text-align="justify" style:justify-single-word="false"/>
      <style:text-properties officeooo:paragraph-rsid="00482876"/>
    </style:style>
    <style:style style:name="P1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</style:style>
    <style:style style:name="P16" style:family="paragraph" style:parent-style-name="U_5f_text_5f_h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401cm" style:auto-text-indent="false" style:page-number="auto" fo:background-color="transparent">
        <style:tab-stops/>
      </style:paragraph-properties>
      <style:text-properties officeooo:paragraph-rsid="0040b2ae"/>
    </style:style>
    <style:style style:name="P17" style:family="paragraph" style:parent-style-name="Serif_20_14" style:list-style-name="L1">
      <style:paragraph-properties fo:text-align="justify" style:justify-single-word="false"/>
    </style:style>
    <style:style style:name="P18" style:family="paragraph" style:parent-style-name="Serif_20_14">
      <style:paragraph-properties fo:text-align="justify" style:justify-single-word="false"/>
      <style:text-properties officeooo:paragraph-rsid="005374d5"/>
    </style:style>
    <style:style style:name="P19" style:family="paragraph" style:parent-style-name="Serif_20_14" style:master-page-name="">
      <loext:graphic-properties draw:fill="none"/>
      <style:paragraph-properties fo:margin-left="0cm" fo:margin-right="0cm" fo:margin-top="0cm" fo:margin-bottom="0.139cm" style:contextual-spacing="false" fo:line-height="108%" fo:text-align="justify" style:justify-single-word="false" fo:orphans="0" fo:widows="0" fo:text-indent="1.199cm" style:auto-text-indent="false" style:page-number="auto" fo:background-color="transparent"/>
      <style:text-properties officeooo:paragraph-rsid="005374d5"/>
    </style:style>
    <style:style style:name="P20" style:family="paragraph" style:parent-style-name="Serif_20_14">
      <loext:graphic-properties draw:fill="none"/>
      <style:paragraph-properties fo:margin-left="0cm" fo:margin-right="0cm" fo:margin-top="0cm" fo:margin-bottom="0.139cm" style:contextual-spacing="false" fo:line-height="108%" fo:text-align="justify" style:justify-single-word="false" fo:orphans="0" fo:widows="0" fo:text-indent="1.199cm" style:auto-text-indent="false" fo:background-color="transparent"/>
      <style:text-properties officeooo:paragraph-rsid="005374d5"/>
    </style:style>
    <style:style style:name="P21" style:family="paragraph" style:parent-style-name="Serif_20_14">
      <style:paragraph-properties fo:text-align="justify" style:justify-single-word="false"/>
      <style:text-properties officeooo:paragraph-rsid="00494c1b"/>
    </style:style>
    <style:style style:name="P22" style:family="paragraph" style:parent-style-name="Serif_20_14">
      <style:text-properties officeooo:paragraph-rsid="004f8aae"/>
    </style:style>
    <style:style style:name="P23" style:family="paragraph" style:parent-style-name="Serif_20_14">
      <style:text-properties officeooo:paragraph-rsid="00494c1b"/>
    </style:style>
    <style:style style:name="P24" style:family="paragraph" style:parent-style-name="Serif_20_14">
      <style:text-properties officeooo:paragraph-rsid="004abb7b"/>
    </style:style>
    <style:style style:name="P25" style:family="paragraph" style:parent-style-name="U_5f_code_5f_h">
      <style:paragraph-properties fo:break-before="page"/>
    </style:style>
    <style:style style:name="P26" style:family="paragraph" style:parent-style-name="Serif_20_14">
      <style:text-properties officeooo:paragraph-rsid="005374d5"/>
    </style:style>
    <style:style style:name="P27" style:family="paragraph" style:parent-style-name="Serif_20_14">
      <style:paragraph-properties fo:line-height="100%" fo:text-align="start" style:justify-single-word="false"/>
      <style:text-properties officeooo:paragraph-rsid="005374d5"/>
    </style:style>
    <style:style style:name="P28" style:family="paragraph" style:parent-style-name="Serif_20_14">
      <style:paragraph-properties fo:margin-top="0cm" fo:margin-bottom="0.039cm" style:contextual-spacing="false" fo:line-height="100%" fo:text-align="start" style:justify-single-word="false"/>
      <style:text-properties officeooo:paragraph-rsid="005374d5"/>
    </style:style>
    <style:style style:name="T1" style:family="text">
      <style:text-properties officeooo:rsid="00386e86"/>
    </style:style>
    <style:style style:name="T2" style:family="text">
      <style:text-properties officeooo:rsid="004f3f0a"/>
    </style:style>
    <style:style style:name="T3" style:family="text">
      <style:text-properties fo:language="ru" fo:country="RU" style:font-name-complex="Times New Roman1"/>
    </style:style>
    <style:style style:name="T4" style:family="text">
      <style:text-properties fo:language="ru" fo:country="RU" officeooo:rsid="004d995f" style:font-name-complex="Times New Roman1"/>
    </style:style>
    <style:style style:name="T5" style:family="text">
      <style:text-properties fo:language="ru" fo:country="RU"/>
    </style:style>
    <style:style style:name="T6" style:family="text">
      <style:text-properties officeooo:rsid="0050ee9a"/>
    </style:style>
    <style:style style:name="T7" style:family="text">
      <style:text-properties officeooo:rsid="0031dd06"/>
    </style:style>
    <style:style style:name="T8" style:family="text">
      <style:text-properties officeooo:rsid="004e425f"/>
    </style:style>
    <style:style style:name="T9" style:family="text">
      <style:text-properties fo:font-weight="bold" officeooo:rsid="0015b01e" style:font-weight-asian="bold" style:font-weight-complex="bold"/>
    </style:style>
    <style:style style:name="T10" style:family="text">
      <style:text-properties fo:font-weight="bold" officeooo:rsid="0005acc8" style:font-weight-asian="bold" style:font-weight-complex="bold"/>
    </style:style>
    <style:style style:name="T11" style:family="text">
      <style:text-properties fo:font-weight="bold" officeooo:rsid="002e0f8e" style:font-weight-asian="bold" style:font-weight-complex="bold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officeooo:rsid="00478dfd"/>
    </style:style>
    <style:style style:name="T14" style:family="text">
      <style:text-properties officeooo:rsid="004801c1"/>
    </style:style>
    <style:style style:name="T15" style:family="text">
      <style:text-properties fo:font-weight="bold" officeooo:rsid="00087249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ru" fo:country="RU" style:font-weight-asian="normal" style:font-weight-complex="normal"/>
    </style:style>
    <style:style style:name="T18" style:family="text">
      <style:text-properties fo:language="ru" fo:country="RU" officeooo:rsid="002349a2" style:font-weight-asian="normal" style:font-weight-complex="normal"/>
    </style:style>
    <style:style style:name="T19" style:family="text">
      <style:text-properties officeooo:rsid="00482876"/>
    </style:style>
    <style:style style:name="T20" style:family="text">
      <style:text-properties fo:language="ru" fo:country="RU" officeooo:rsid="00525394"/>
    </style:style>
    <style:style style:name="T21" style:family="text">
      <style:text-properties fo:language="ru" fo:country="RU" officeooo:rsid="004801c1" style:font-weight-asian="normal" style:font-weight-complex="normal"/>
    </style:style>
    <style:style style:name="T22" style:family="text">
      <style:text-properties officeooo:rsid="00525394"/>
    </style:style>
    <style:style style:name="T23" style:family="text">
      <style:text-properties officeooo:rsid="00317fea"/>
    </style:style>
    <style:style style:name="T24" style:family="text">
      <style:text-properties officeooo:rsid="004d7204"/>
    </style:style>
    <style:style style:name="T25" style:family="text">
      <style:text-properties officeooo:rsid="0052d2a5"/>
    </style:style>
    <style:style style:name="T26" style:family="text">
      <style:text-properties fo:language="ru" fo:country="RU" fo:font-weight="bold" officeooo:rsid="0015b01e" style:font-weight-asian="bold" style:font-weight-complex="bold"/>
    </style:style>
    <style:style style:name="T27" style:family="text">
      <style:text-properties fo:language="ru" fo:country="RU" fo:font-weight="bold" officeooo:rsid="0005ee9d" style:font-weight-asian="bold" style:font-weight-complex="bold"/>
    </style:style>
    <style:style style:name="T28" style:family="text">
      <style:text-properties fo:font-weight="normal" officeooo:rsid="004231b0" style:font-weight-asian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4f8aae" style:font-weight-asian="normal" style:font-weight-complex="normal"/>
    </style:style>
    <style:style style:name="T31" style:family="text">
      <style:text-properties fo:font-weight="normal" officeooo:rsid="0020c8ed" style:font-weight-asian="normal" style:font-weight-complex="normal"/>
    </style:style>
    <style:style style:name="T32" style:family="text">
      <style:text-properties fo:language="ru" fo:country="RU" fo:font-weight="normal" style:font-weight-asian="normal" style:font-weight-complex="normal"/>
    </style:style>
    <style:style style:name="T33" style:family="text">
      <style:text-properties fo:language="ru" fo:country="RU" fo:font-weight="normal" officeooo:rsid="004231b0" style:font-weight-asian="normal" style:font-weight-complex="normal"/>
    </style:style>
    <style:style style:name="T34" style:family="text">
      <style:text-properties fo:language="ru" fo:country="RU" fo:font-weight="normal" officeooo:rsid="00494c1b" style:font-weight-asian="normal" style:font-weight-complex="normal"/>
    </style:style>
    <style:style style:name="T35" style:family="text">
      <style:text-properties fo:language="ru" fo:country="RU" fo:font-weight="normal" officeooo:rsid="00482876" style:font-weight-asian="normal" style:font-weight-complex="normal"/>
    </style:style>
    <style:style style:name="T36" style:family="text">
      <style:text-properties style:font-name="Liberation Serif" fo:font-size="14pt" fo:language="ru" fo:country="RU" fo:font-weight="normal" officeooo:rsid="00482876" style:font-size-asian="14pt" style:font-weight-asian="normal" style:font-size-complex="14pt" style:font-weight-complex="normal"/>
    </style:style>
    <style:style style:name="T37" style:family="text">
      <style:text-properties fo:font-weight="normal" officeooo:rsid="005374d5" style:font-weight-asian="normal" style:font-weight-complex="normal"/>
    </style:style>
    <style:style style:name="T38" style:family="text">
      <style:text-properties fo:language="ru" fo:country="RU" fo:font-weight="normal" officeooo:rsid="005374d5" style:font-weight-asian="normal" style:font-weight-complex="normal"/>
    </style:style>
    <style:style style:name="T39" style:family="text">
      <style:text-properties officeooo:rsid="00494c1b"/>
    </style:style>
    <style:style style:name="T40" style:family="text">
      <style:text-properties style:font-name="Liberation Serif" fo:font-size="14pt" style:font-size-asian="14pt" style:font-size-complex="14pt"/>
    </style:style>
    <style:style style:name="T41" style:family="text">
      <style:text-properties style:font-name="Liberation Serif" fo:font-size="14pt" fo:font-weight="normal" officeooo:rsid="004231b0" style:font-size-asian="14pt" style:font-weight-asian="normal" style:font-size-complex="14pt" style:font-weight-complex="normal"/>
    </style:style>
    <style:style style:name="T42" style:family="text">
      <style:text-properties officeooo:rsid="004abb7b"/>
    </style:style>
    <style:style style:name="T43" style:family="text">
      <style:text-properties fo:language="ru" fo:country="RU" fo:font-weight="bold" officeooo:rsid="00087249" style:font-weight-asian="bold" style:font-weight-complex="bold"/>
    </style:style>
    <style:style style:name="T44" style:family="text">
      <style:text-properties officeooo:rsid="0036f927"/>
    </style:style>
    <style:style style:name="T45" style:family="text">
      <style:text-properties officeooo:rsid="005374d5"/>
    </style:style>
    <style:style style:name="T46" style:family="text">
      <style:text-properties fo:font-size="12.5pt" style:font-size-asian="10.8999996185303pt" style:font-size-complex="12.5pt"/>
    </style:style>
    <style:style style:name="T47" style:family="text">
      <style:text-properties fo:font-size="12.5pt" style:font-size-asian="12.5pt" style:font-size-complex="12.5pt"/>
    </style:style>
    <style:style style:name="T48" style:family="text">
      <style:text-properties fo:language="ru" fo:country="RU" fo:font-weight="bold" officeooo:rsid="003161eb" style:font-weight-asian="bold" style:font-weight-complex="bold"/>
    </style:style>
    <style:style style:name="T49" style:family="text">
      <style:text-properties fo:language="ru" fo:country="RU" officeooo:rsid="003161eb"/>
    </style:style>
    <style:style style:name="T50" style:family="text">
      <style:text-properties fo:color="#000000" loext:opacity="100%" fo:background-color="#ffffff" loext:char-shading-value="0"/>
    </style:style>
    <style:style style:name="T51" style:family="text">
      <style:text-properties style:font-name="monospac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13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2"/>
      <text:p text:style-name="P3">Учреждение образования</text:p>
      <text:p text:style-name="P3">Б<text:span text:style-name="T1">ЕЛОРУССКИЙ</text:span> ГОСУДАРСТВЕННЫЙ УНИВЕРСИТЕТ ИНФОРМАТИКИ И РАДИОЭЛЕКТРОНИКИ</text:p>
      <text:p text:style-name="P2"/>
      <text:p text:style-name="P3">Факультет компьютерных систем и сетей</text:p>
      <text:p text:style-name="P3">Кафедра электронных вычислительных машин</text:p>
      <text:p text:style-name="P2"/>
      <text:p text:style-name="P2"/>
      <text:p text:style-name="P2"/>
      <text:p text:style-name="P2"/>
      <text:p text:style-name="P2"/>
      <text:p text:style-name="P4"/>
      <text:p text:style-name="P5"><text:span text:style-name="T1">Л</text:span>абораторн<text:span text:style-name="T1">ая</text:span> работ<text:span text:style-name="T1">а</text:span> №<text:span text:style-name="T2">2</text:span></text:p>
      <text:p text:style-name="P5">по курсу </text:p>
      <text:p text:style-name="P5">«Операционные системы и системное программирование»</text:p>
      <text:p text:style-name="P5">на тему</text:p>
      <text:p text:style-name="P6"><text:span text:style-name="T3">«</text:span><text:span text:style-name="T4">Понятие процессов</text:span><text:span text:style-name="T5">»</text:span></text:p>
      <text:p text:style-name="P5"/>
      <text:p text:style-name="P3"/>
      <text:p text:style-name="P3"/>
      <text:p text:style-name="P3"/>
      <text:p text:style-name="P3"/>
      <text:p text:style-name="P7"/>
      <text:p text:style-name="P8">Выполнил: <text:tab/><text:tab/> <text:s/><text:tab/><text:tab/><text:tab/><text:tab/> <text:s text:c="20"/><text:span text:style-name="T1">с</text:span>тудент группы 350501 <text:s text:c="19"/><text:tab/><text:tab/><text:tab/><text:tab/><text:tab/><text:tab/><text:tab/><text:tab/><text:tab/><text:tab/><text:tab/><text:span text:style-name="T6">Е.С. Шахлан</text:span></text:p>
      <text:p text:style-name="P9"><text:tab/><text:tab/></text:p>
      <text:p text:style-name="P3">Проверил:<text:tab/><text:tab/><text:tab/><text:tab/><text:tab/><text:tab/> <text:s text:c="3"/><text:span text:style-name="T7">ст</text:span><text:span text:style-name="T1">арший</text:span><text:span text:style-name="T7"> пр</text:span><text:span text:style-name="T1">еподаватель</text:span><text:span text:style-name="T7"> </text:span><text:span text:style-name="T1">каф. ЭВМ </text:span></text:p>
      <text:p text:style-name="P10"><text:tab/><text:tab/><text:tab/><text:tab/><text:tab/><text:tab/><text:tab/><text:tab/> <text:s text:c="28"/>Л.П. Поденок<text:tab/></text:p>
      <text:p text:style-name="P10"/>
      <text:p text:style-name="P10"><text:tab/></text:p>
      <text:p text:style-name="P3"><text:span text:style-name="U_5f_text"><text:span text:style-name="T8">Минск</text:span></text:span><text:span text:style-name="U_5f_text"> 2025</text:span></text:p>
      <text:p text:style-name="U_5f_header"><text:soft-page-break/><text:span text:style-name="U_5f_text"><text:span text:style-name="T9">1 </text:span></text:span><text:span text:style-name="U_5f_text"><text:span text:style-name="T10">УСЛОВИЕ ЛАБ</text:span></text:span><text:span text:style-name="U_5f_text"><text:span text:style-name="T11">О</text:span></text:span><text:span text:style-name="U_5f_text"><text:span text:style-name="T10">РАТОРНОЙ РАБОТЫ</text:span></text:span></text:p>
      <text:p text:style-name="Standard"><text:span text:style-name="U_5f_text"/></text:p>
      <text:p text:style-name="P11"><text:span text:style-name="U_5f_text"><text:span text:style-name="T12"><text:tab/>Разработать две программы ‒ </text:span></text:span><text:span text:style-name="Mono_20_12.5">parent</text:span><text:span text:style-name="U_5f_text"><text:span text:style-name="T12"> (родительский процесс) и </text:span></text:span><text:span text:style-name="Mono_20_12.5">child</text:span><text:span text:style-name="U_5f_text"><text:span text:style-name="T12"> (дочерний процесс).</text:span></text:span></text:p>
      <text:p text:style-name="P11"><text:span text:style-name="U_5f_text"><text:span text:style-name="T12"><text:tab/>Родительский процесс, запуская дочерний, создает для него сокращенную среду (окружение). Для этого пользователем создается файл </text:span></text:span><text:span text:style-name="U_5f_code"><text:span text:style-name="T12">env</text:span></text:span><text:span text:style-name="U_5f_text"><text:span text:style-name="T12">, содержащий небольшой набор имен переменных окружения, передаваемых при вызове </text:span></text:span><text:span text:style-name="Mono_20_12.5">execve()</text:span><text:span text:style-name="U_5f_text"><text:span text:style-name="T12">.</text:span></text:span></text:p>
      <text:p text:style-name="P11"><text:span text:style-name="U_5f_text"><text:span text:style-name="T12"><text:tab/>Минимальный набор переменных в файле </text:span></text:span><text:span text:style-name="Mono_20_12.5">env</text:span><text:span text:style-name="U_5f_text"><text:span text:style-name="T12"> должен включать </text:span></text:span><text:span text:style-name="Mono_20_12.5">SHELL</text:span><text:span text:style-name="U_5f_code"><text:span text:style-name="T12">, </text:span></text:span><text:span text:style-name="Mono_20_12.5">HOME</text:span><text:span text:style-name="U_5f_code"><text:span text:style-name="T12">, </text:span></text:span><text:span text:style-name="Mono_20_12.5">HOSTNAME</text:span><text:span text:style-name="U_5f_code"><text:span text:style-name="T12">, </text:span></text:span><text:span text:style-name="Mono_20_12.5">LOGNAME</text:span><text:span text:style-name="U_5f_code"><text:span text:style-name="T12">, </text:span></text:span><text:span text:style-name="Mono_20_12.5">LANG</text:span><text:span text:style-name="U_5f_code"><text:span text:style-name="T12">, </text:span></text:span><text:span text:style-name="Mono_20_12.5">TERM</text:span><text:span text:style-name="U_5f_code"><text:span text:style-name="T12">, </text:span></text:span><text:span text:style-name="Mono_20_12.5">USER</text:span><text:span text:style-name="U_5f_code"><text:span text:style-name="T12">, </text:span></text:span><text:span text:style-name="Mono_20_12.5">LC_COLLATE</text:span><text:span text:style-name="U_5f_code"><text:span text:style-name="T12">, </text:span></text:span><text:span text:style-name="Mono_20_12.5">PATH</text:span><text:span text:style-name="U_5f_text"><text:span text:style-name="T12">.</text:span></text:span></text:p>
      <text:p text:style-name="P11"><text:span text:style-name="U_5f_text"><text:span text:style-name="T12"><text:tab/>Перед запуском программы </text:span></text:span><text:span text:style-name="Mono_20_12.5">parent</text:span><text:span text:style-name="U_5f_text"><text:span text:style-name="T12"> в ее окружении пользователем создается переменная </text:span></text:span><text:span text:style-name="Mono_20_12.5">CHILD_PATH</text:span><text:span text:style-name="U_5f_text"><text:span text:style-name="T12"> с именем каталога, где находится программа </text:span></text:span><text:span text:style-name="Mono_20_12.5">child</text:span><text:span text:style-name="U_5f_text"><text:span text:style-name="T12">.</text:span></text:span></text:p>
      <text:p text:style-name="P11"><text:span text:style-name="U_5f_text"><text:span text:style-name="T12"><text:tab/>Родительский процесс (программа </text:span></text:span><text:span text:style-name="Mono_20_12.5">parent</text:span><text:span text:style-name="U_5f_text"><text:span text:style-name="T12">) после запуска получает переменные своего окружения и их значения, установленные оболочкой, сортирует в </text:span></text:span><text:span text:style-name="Mono_20_12.5">LC_COLLATE=C</text:span><text:span text:style-name="U_5f_text"><text:span text:style-name="T12"> и выводит в </text:span></text:span><text:span text:style-name="Mono_20_12.5">stdout</text:span><text:span text:style-name="U_5f_text"><text:span text:style-name="T12">. Читает файл </text:span></text:span><text:span text:style-name="Mono_20_12.5">env</text:span><text:span text:style-name="U_5f_text"><text:span text:style-name="T12"> и формирует среду для дочернего процесса в том виде, в котором она указывается в системном вызове </text:span></text:span><text:span text:style-name="Mono_20_12.5">execve()</text:span><text:span text:style-name="U_5f_text"><text:span text:style-name="T12">, используя значения для переменных из собственной среды. После этого входит в цикл обработки нажатий клавиатуры.</text:span></text:span></text:p>
      <text:p text:style-name="P11"><text:span text:style-name="U_5f_text"><text:tab/>Символ «+».</text:span></text:p>
      <text:p text:style-name="P11"><text:span text:style-name="U_5f_text"><text:span text:style-name="T12"><text:tab/>Родительский процесс, используя </text:span></text:span><text:span text:style-name="Mono_20_12.5">fork()</text:span><text:span text:style-name="U_5f_text"><text:span text:style-name="T12"> и </text:span></text:span><text:span text:style-name="Mono_20_12.5">execve()</text:span><text:span text:style-name="U_5f_text"><text:span text:style-name="T12"> порождает дочерний процесс и запускает в нем очередной экземпляр программы </text:span></text:span><text:span text:style-name="Mono_20_12.5">child</text:span><text:span text:style-name="U_5f_text"><text:span text:style-name="T12">. Информацию о каталоге, где размещается </text:span></text:span><text:span text:style-name="Mono_20_12.5">child</text:span><text:span text:style-name="U_5f_text"><text:span text:style-name="T12">, </text:span></text:span><text:span text:style-name="Mono_20_12.5">parent</text:span><text:span text:style-name="U_5f_text"><text:span text:style-name="T12"> получает из своего окружения, используя функцию </text:span></text:span><text:span text:style-name="Mono_20_12.5">getenv()</text:span><text:span text:style-name="U_5f_text"><text:span text:style-name="T12">.</text:span></text:span></text:p>
      <text:p text:style-name="P11"><text:span text:style-name="U_5f_text"><text:span text:style-name="T12"><text:tab/>Имя программы </text:span></text:span><text:span text:style-name="Mono_20_12.5">child</text:span><text:span text:style-name="U_5f_text"><text:span text:style-name="T12"> (</text:span></text:span><text:span text:style-name="Mono_20_12.5">argv[0]</text:span><text:span text:style-name="U_5f_text"><text:span text:style-name="T12">) устанавливается как </text:span></text:span><text:span text:style-name="Mono_20_12.5">child_XX</text:span><text:span text:style-name="U_5f_text"><text:span text:style-name="T12">, где </text:span></text:span><text:span text:style-name="Mono_20_12.5">XX</text:span><text:span text:style-name="U_5f_text"><text:span text:style-name="T12"> ‒ порядковый номер от 00 до 99 (номер инкрементируется родителем). Дочерний процесс выводит свое имя, </text:span></text:span><text:span text:style-name="Mono_20_12.5">pid</text:span><text:span text:style-name="U_5f_text"><text:span text:style-name="T12"> и </text:span></text:span><text:span text:style-name="Mono_20_12.5">ppid</text:span><text:span text:style-name="U_5f_text"><text:span text:style-name="T12"> в </text:span></text:span><text:span text:style-name="Mono_20_12.5">stdout</text:span><text:span text:style-name="U_5f_text"><text:span text:style-name="T12">. Вторым параметром программы </text:span></text:span><text:span text:style-name="Mono_20_12.5">child</text:span><text:span text:style-name="U_5f_text"><text:span text:style-name="T12"> является путь к файлу </text:span></text:span><text:span text:style-name="Mono_20_12.5">env</text:span><text:span text:style-name="U_5f_text"><text:span text:style-name="T12">, который читается дочерним процессом для получения </text:span></text:span><text:span text:style-name="T12">ему</text:span><text:span text:style-name="U_5f_text"><text:span text:style-name="T12"> переданных значений параметров среды. Дочерний процесс открывает этот файл, считывает имена переменных, получает из окружения их значение, используя </text:span></text:span><text:span text:style-name="Mono_20_12.5">getenv()</text:span><text:span text:style-name="U_5f_text"><text:span text:style-name="T12">, и выводит в </text:span></text:span><text:span text:style-name="Mono_20_12.5">stdout</text:span><text:span text:style-name="U_5f_text"><text:span text:style-name="T12">.</text:span></text:span></text:p>
      <text:p text:style-name="P11"><text:span text:style-name="U_5f_text"><text:tab/>Символ «*».</text:span></text:p>
      <text:p text:style-name="P11"><text:span text:style-name="U_5f_text"><text:tab/>Дочерний процесс порождается аналогично предыдущему случаю, однако информацию о своем окружении программа </text:span><text:span text:style-name="Mono_20_12.5">child</text:span><text:span text:style-name="U_5f_text"> получает, сканируя массив параметров среды, переданный в третьем параметре функции </text:span><text:span text:style-name="Mono_20_12.5">main()</text:span><text:span text:style-name="U_5f_text"> </text:span><text:soft-page-break/><text:span text:style-name="U_5f_text">и выводит в </text:span><text:span text:style-name="Mono_20_12.5">stdout</text:span><text:span text:style-name="U_5f_text">. Путь к файлу </text:span><text:span text:style-name="Mono_20_12.5">env</text:span><text:span text:style-name="U_5f_text"> передавать в параметрах не требуется.</text:span></text:p>
      <text:p text:style-name="Serif_20_14"><text:span text:style-name="U_5f_text"><text:tab/>Символ «</text:span><text:span text:style-name="U_5f_text"><text:span text:style-name="T13">&amp;</text:span></text:span><text:span text:style-name="U_5f_text">».</text:span></text:p>
      <text:p text:style-name="P11"><text:span text:style-name="U_5f_text"><text:tab/>Дочерний процесс порождается аналогично предыдущему случаю, однако информацию о своем окружении программа </text:span><text:span text:style-name="Mono_20_12.5">child</text:span><text:span text:style-name="U_5f_text"> получает, сканируя массив параметров среды, </text:span><text:span text:style-name="Mono_20_12.5"><text:span text:style-name="T14">указанный во внешней переменной extern char **environ, установленной хост-средой при запуске.</text:span></text:span></text:p>
      <text:p text:style-name="P11"><text:span text:style-name="U_5f_text"><text:tab/>Символ «q».</text:span></text:p>
      <text:p text:style-name="P11"><text:span text:style-name="U_5f_text"><text:tab/>Завершает выполнение родительского процесса после завершения дочернего.</text:span></text:p>
      <text:p text:style-name="P12"><text:span text:style-name="U_5f_text"><text:span text:style-name="T9">2 </text:span></text:span><text:span text:style-name="U_5f_text"><text:span text:style-name="T15">О</text:span></text:span><text:span text:style-name="U_5f_text"><text:span text:style-name="T10">ПИСАНИЕ АЛГОРИТМОВ И РЕШЕНИЙ</text:span></text:span></text:p>
      <text:p text:style-name="Standard"><text:span text:style-name="U_5f_text"/></text:p>
      <text:p text:style-name="U_5f_undHeader"><text:span text:style-name="U_5f_text"><text:span text:style-name="T16">2.1 Общая структура программы</text:span></text:span></text:p>
      <text:p text:style-name="Serif_20_14"><text:span text:style-name="U_5f_text"/></text:p>
      <text:p text:style-name="P11"><text:span text:style-name="U_5f_text"><text:span text:style-name="T17"><text:tab/>Программа состоит из двух частей: </text:span></text:span><text:span text:style-name="U_5f_text"><text:span text:style-name="T18">р</text:span></text:span><text:span text:style-name="U_5f_text"><text:span text:style-name="T17">одительский процесс (</text:span></text:span><text:span text:style-name="Mono_20_12.5"><text:span text:style-name="T5">parent</text:span></text:span><text:span text:style-name="U_5f_text"><text:span text:style-name="T17">) </text:span></text:span><text:span text:style-name="U_5f_text"><text:span text:style-name="T18">и д</text:span></text:span><text:span text:style-name="U_5f_text"><text:span text:style-name="T17">очерний процесс (</text:span></text:span><text:span text:style-name="Mono_20_12.5"><text:span text:style-name="T5">child</text:span></text:span><text:span text:style-name="U_5f_text"><text:span text:style-name="T17">). </text:span></text:span></text:p>
      <text:p text:style-name="P11"><text:span text:style-name="U_5f_text"><text:tab/>Родительский процесс выполняет следующие функции:</text:span></text:p>
      <text:p text:style-name="P11"><text:span text:style-name="U_5f_text"><text:tab/></text:span><text:span text:style-name="U_5f_text"><text:span text:style-name="T14">1) </text:span></text:span><text:span text:style-name="U_5f_text">Считывает переменные окружения, сортирует их и выводит на экран;</text:span></text:p>
      <text:p text:style-name="P11"><text:span text:style-name="U_5f_text"><text:tab/></text:span><text:span text:style-name="U_5f_text"><text:span text:style-name="T19">2) </text:span></text:span><text:span text:style-name="U_5f_text">Читает файл </text:span><text:span text:style-name="Mono_20_12.5">env</text:span><text:span text:style-name="U_5f_text"> и формирует среду для дочернего процесса;</text:span></text:p>
      <text:p text:style-name="P11"><text:span text:style-name="U_5f_text"><text:tab/></text:span><text:span text:style-name="U_5f_text"><text:span text:style-name="T19">3) </text:span></text:span><text:span text:style-name="U_5f_text">Обрабатывает ввод пользователя и создает дочерние процессы в зависимости от введенного символа (</text:span><text:span text:style-name="U_5f_code">+</text:span><text:span text:style-name="U_5f_text">,</text:span><text:span text:style-name="U_5f_code"> *</text:span><text:span text:style-name="U_5f_text">,</text:span><text:span text:style-name="U_5f_code"> &amp;</text:span><text:span text:style-name="U_5f_text">,</text:span><text:span text:style-name="U_5f_code"> q</text:span><text:span text:style-name="U_5f_text">).</text:span></text:p>
      <text:p text:style-name="P11"><text:span text:style-name="U_5f_text"><text:span text:style-name="T17"><text:tab/>Дочерний процесс </text:span></text:span><text:span text:style-name="U_5f_text"><text:span text:style-name="T18">выполняет следующие функции:</text:span></text:span></text:p>
      <text:p text:style-name="P11"><text:span text:style-name="U_5f_text"><text:tab/></text:span><text:span text:style-name="U_5f_text"><text:span text:style-name="T19">1) </text:span></text:span><text:span text:style-name="U_5f_text">Выводит информацию о себе (имя, </text:span><text:span text:style-name="Mono_20_12.5">PID</text:span><text:span text:style-name="U_5f_text">,</text:span><text:span text:style-name="U_5f_code"> </text:span><text:span text:style-name="Mono_20_12.5">PPID</text:span><text:span text:style-name="U_5f_text">);</text:span></text:p>
      <text:p text:style-name="P13"><text:span text:style-name="U_5f_text"><text:tab/></text:span><text:span text:style-name="U_5f_text"><text:span text:style-name="T19">2) </text:span></text:span><text:span text:style-name="U_5f_text">Читает файл </text:span><text:span text:style-name="Mono_20_12.5">env</text:span><text:span text:style-name="U_5f_text"> и выводит значения переменных окружения, переданных родительским процессом.</text:span></text:p>
      <text:p text:style-name="Serif_20_14"><text:span text:style-name="U_5f_text"/></text:p>
      <text:p text:style-name="U_5f_undHeader"><text:span text:style-name="U_5f_text"><text:span text:style-name="T16">2.2 Алгоритм работы родительского процесса </text:span></text:span></text:p>
      <text:p text:style-name="U_5f_undHeader"><text:span text:style-name="U_5f_text"><text:span text:style-name="T16"/></text:span></text:p>
      <text:p text:style-name="P11"><text:span text:style-name="U_5f_text"><text:span text:style-name="T17"><text:tab/>При инициализации процесс проверяет наличие аргумента командной строки (путь к файлу </text:span></text:span><text:span text:style-name="Mono_20_12.5"><text:span text:style-name="T20">params</text:span></text:span><text:span text:style-name="U_5f_text"><text:span text:style-name="T17">). Если аргумент отсутствует, программа выводит сообщение об ошибке и завершает работу. Затем программа получает переменную окружения </text:span></text:span><text:span text:style-name="Mono_20_12.5"><text:span text:style-name="T5">CHILD_PATH</text:span></text:span><text:span text:style-name="U_5f_text"><text:span text:style-name="T17">, содержащую путь к исполняемому файлу </text:span></text:span><text:span text:style-name="Mono_20_12.5"><text:span text:style-name="T5">child</text:span></text:span><text:span text:style-name="U_5f_text"><text:span text:style-name="T17">. С помощью глобального массива </text:span></text:span><text:span text:style-name="Mono_20_12.5"><text:span text:style-name="T5">environ</text:span></text:span><text:span text:style-name="U_5f_text"><text:span text:style-name="T17"> программа получает переменные окружения текущего процесса. Полученные переменные сортируются с использованием функции </text:span></text:span><text:span text:style-name="U_5f_text"><text:span text:style-name="T21">q</text:span></text:span><text:span text:style-name="Mono_20_12.5"><text:span text:style-name="T5">sort()</text:span></text:span><text:span text:style-name="U_5f_text"><text:span text:style-name="T17"> и выводятся на экран.</text:span></text:span></text:p>
      <text:p text:style-name="P11"><text:span text:style-name="U_5f_text"><text:tab/>Программа читает файл </text:span><text:span text:style-name="Mono_20_12.5"><text:span text:style-name="T22">params</text:span></text:span><text:span text:style-name="U_5f_text">, содержащий список переменных окружения для передачи дочернему процессу. Далее программа ожидает ввод пользователем одного из управляющих символов (</text:span><text:span text:style-name="U_5f_code">+</text:span><text:span text:style-name="U_5f_text">, </text:span><text:span text:style-name="U_5f_code">*</text:span><text:span text:style-name="U_5f_text">, </text:span><text:span text:style-name="U_5f_code">&amp;</text:span><text:span text:style-name="U_5f_text">, </text:span><text:span text:style-name="U_5f_code">q</text:span><text:span text:style-name="U_5f_text">). В зависимости от введённого символа выполняются следующие действия:</text:span></text:p>
      <text:p text:style-name="P11"><text:span text:style-name="U_5f_text"><text:span text:style-name="T23"><text:tab/>1) </text:span></text:span><text:span text:style-name="U_5f_code">+</text:span><text:span text:style-name="U_5f_text">: создаётся дочерний процесс с использованием значения </text:span><text:span text:style-name="Mono_20_12.5">CHILD_PATH</text:span><text:span text:style-name="U_5f_text">, полученного через </text:span><text:span text:style-name="Mono_20_12.5">getenv()</text:span><text:span text:style-name="U_5f_text">;</text:span></text:p>
      <text:p text:style-name="P11"><text:span text:style-name="U_5f_text"><text:span text:style-name="T23"><text:tab/>2) </text:span></text:span><text:span text:style-name="U_5f_code">*</text:span><text:span text:style-name="U_5f_text">: создаётся дочерний процесс с использованием значения </text:span><text:span text:style-name="Mono_20_12.5">CHILD_PATH</text:span><text:span text:style-name="U_5f_text"> из массива </text:span><text:span text:style-name="Mono_20_12.5">envp</text:span><text:span text:style-name="U_5f_text">;</text:span></text:p>
      <text:p text:style-name="P14"><text:span text:style-name="U_5f_text"><text:span text:style-name="T23"><text:tab/>3) </text:span></text:span><text:span text:style-name="U_5f_code">&amp;: </text:span><text:span text:style-name="U_5f_code"><text:span text:style-name="T24">д</text:span></text:span><text:span text:style-name="U_5f_text">очерний процесс порождается аналогично предыдущему случаю, однако информацию о своем окружении программа </text:span><text:span text:style-name="Mono_20_12.5">child</text:span><text:span text:style-name="U_5f_text"> получает, сканируя массив параметров среды, переданный в третьем параметре </text:span><text:soft-page-break/><text:span text:style-name="U_5f_text">функции </text:span><text:span text:style-name="Mono_20_12.5">main()</text:span><text:span text:style-name="U_5f_text"> и выводит в </text:span><text:span text:style-name="Mono_20_12.5">stdout</text:span><text:span text:style-name="U_5f_text">. Путь к файлу </text:span><text:span text:style-name="Mono_20_12.5"><text:span text:style-name="T22">params</text:span></text:span><text:span text:style-name="U_5f_text"> передавать в параметрах не требуется: создаётся дочерний процесс с использованием значения </text:span><text:span text:style-name="Mono_20_12.5">CHILD_PATH</text:span><text:span text:style-name="U_5f_text"> из глобального массива </text:span><text:span text:style-name="Mono_20_12.5">environ</text:span><text:span text:style-name="U_5f_text">;</text:span></text:p>
      <text:p text:style-name="P11"><text:span text:style-name="U_5f_text"><text:span text:style-name="T23"><text:tab/>4) </text:span></text:span><text:span text:style-name="U_5f_code">q</text:span><text:span text:style-name="U_5f_text">: программа завершает работу.</text:span></text:p>
      <text:p text:style-name="P15"><text:span text:style-name="U_5f_text"/></text:p>
      <text:p text:style-name="U_5f_undHeader"><text:span text:style-name="U_5f_text"><text:span text:style-name="T16">2.3 Алгоритм работы дочернего процесса </text:span></text:span></text:p>
      <text:p text:style-name="P15"><text:span text:style-name="U_5f_text"><text:span text:style-name="T17"/></text:span></text:p>
      <text:p text:style-name="P11"><text:span text:style-name="U_5f_text"><text:tab/>Дочерний процесс получает своё имя (переданное как </text:span><text:span text:style-name="Mono_20_12.5">argv[0]</text:span><text:span text:style-name="U_5f_text">), собственный </text:span><text:span text:style-name="Mono_20_12.5">PID (getpid())</text:span><text:span text:style-name="U_5f_text"> и </text:span><text:span text:style-name="Mono_20_12.5">PID</text:span><text:span text:style-name="U_5f_text"> родительского процесса (</text:span><text:span text:style-name="Mono_20_12.5">getppid()</text:span><text:span text:style-name="U_5f_text">), после чего выводит эту информацию на экран. Затем процесс открывает файл </text:span><text:span text:style-name="Mono_20_12.5"><text:span text:style-name="T25">params</text:span></text:span><text:span text:style-name="U_5f_text">, переданный ему в качестве аргумента командной строки, и последовательно читает из него имена переменных окружения.</text:span></text:p>
      <text:p text:style-name="P11"><text:span text:style-name="U_5f_text"><text:tab/>Для каждого имени переменной процесс выполняет поиск соответствующего значения в окружении, используя один из трёх механизмов в зависимости от переданного аргумента:</text:span></text:p>
      <text:p text:style-name="P11"><text:span text:style-name="U_5f_text"><text:tab/></text:span><text:span text:style-name="U_5f_text"><text:span text:style-name="T19">1) </text:span></text:span><text:span text:style-name="U_5f_text">Функцию </text:span><text:span text:style-name="Mono_20_12.5">getenv()</text:span><text:span text:style-name="U_5f_text"> (для режима '</text:span><text:span text:style-name="U_5f_code">+</text:span><text:span text:style-name="U_5f_text">');</text:span></text:p>
      <text:p text:style-name="P11"><text:span text:style-name="U_5f_text"><text:tab/></text:span><text:span text:style-name="U_5f_text"><text:span text:style-name="T19">2) </text:span></text:span><text:span text:style-name="U_5f_text">Поиск в массиве </text:span><text:span text:style-name="Mono_20_12.5">envp</text:span><text:span text:style-name="U_5f_text"> (для режима '</text:span><text:span text:style-name="U_5f_code">*</text:span><text:span text:style-name="U_5f_text">');</text:span></text:p>
      <text:p text:style-name="P11"><text:span text:style-name="U_5f_text"><text:tab/></text:span><text:span text:style-name="U_5f_text"><text:span text:style-name="T19">3) </text:span></text:span><text:span text:style-name="U_5f_text">Поиск в глобальном массиве </text:span><text:span text:style-name="Mono_20_12.5">environ</text:span><text:span text:style-name="U_5f_text"> (для режима '</text:span><text:span text:style-name="U_5f_code">&amp;</text:span><text:span text:style-name="U_5f_text">').</text:span></text:p>
      <text:p text:style-name="P11"><text:span text:style-name="U_5f_text"><text:tab/>Найденные значения выводятся на экран в формате ИМЯ=ЗНАЧЕНИЕ. После обработки всех переменных, указанных в файле </text:span><text:span text:style-name="Mono_20_12.5"><text:span text:style-name="T25">params</text:span></text:span><text:span text:style-name="U_5f_text">, дочерний процесс завершает свою работу.</text:span></text:p>
      <text:p text:style-name="P15"><text:span text:style-name="U_5f_text"/></text:p>
      <text:p text:style-name="U_5f_undHeader"><text:span text:style-name="U_5f_text"><text:span text:style-name="T16">2.4 Формирование среды для дочернего процесса</text:span></text:span></text:p>
      <text:p text:style-name="P15"><text:span text:style-name="U_5f_text"/></text:p>
      <text:p text:style-name="Serif_20_14"><text:span text:style-name="U_5f_text"><text:tab/>Родительский процесс читает файл </text:span><text:span text:style-name="Mono_20_12.5"><text:span text:style-name="T25">params</text:span></text:span><text:span text:style-name="U_5f_text">, содержащий список переменных окружения, которые должны быть доступны дочернему процессу. Для каждой переменной, указанной в файле, родительский процесс получает её значение из собственного окружения, используя соответствующий механизм в зависимости от выбранного режима работы (</text:span><text:span text:style-name="U_5f_code">+</text:span><text:span text:style-name="U_5f_text">, </text:span><text:span text:style-name="U_5f_code">*</text:span><text:span text:style-name="U_5f_text">, </text:span><text:span text:style-name="U_5f_code">&amp;</text:span><text:span text:style-name="U_5f_text">).</text:span></text:p>
      <text:p text:style-name="Serif_20_14"><text:span text:style-name="U_5f_text"><text:tab/>Формируется массив строк окружения в формате ИМЯ=ЗНАЧЕНИЕ, который передаётся дочернему процессу через параметр </text:span><text:span text:style-name="Mono_20_12.5">envp</text:span><text:span text:style-name="U_5f_text"> функции </text:span><text:span text:style-name="Mono_20_12.5">execve()</text:span><text:span text:style-name="U_5f_text">. Этот массив включает как переменные, указанные в файле </text:span><text:span text:style-name="Mono_20_12.5"><text:span text:style-name="T25">params</text:span></text:span><text:span text:style-name="U_5f_text">, так и остальные переменные окружения родительского процесса, обеспечивая полное наследование окружения.</text:span></text:p>
      <text:p text:style-name="U_5f_text_5f_h"><text:span text:style-name="U_5f_text"/></text:p>
      <text:p text:style-name="P12"><text:span text:style-name="U_5f_text"><text:span text:style-name="T26">3 </text:span></text:span><text:span text:style-name="U_5f_text"><text:span text:style-name="T27">ФУНКЦИОНАЛЬНАЯ СТРУКТУРА ПРОЕКТА</text:span></text:span></text:p>
      <text:p text:style-name="P16"><text:span text:style-name="U_5f_text"/></text:p>
      <text:p text:style-name="P11"><text:span text:style-name="U_5f_text"><text:tab/>Дочерний процесс.</text:span></text:p>
      <text:p text:style-name="P13"><text:span text:style-name="T28"><text:tab/>Функция</text:span><text:span text:style-name="T29"> </text:span><text:span text:style-name="Mono_5f_12.5_20_"><text:span text:style-name="T29">main()</text:span></text:span><text:span text:style-name="Code"><text:span text:style-name="T29"> </text:span></text:span><text:span text:style-name="T29">является точкой входа в программу. </text:span></text:p>
      <text:p text:style-name="P13"><text:span text:style-name="T30"><text:tab/></text:span><text:span text:style-name="T28">Передаваемые параметры</text:span><text:span text:style-name="T29">:</text:span></text:p>
      <text:list text:style-name="L1">
        <text:list-item>
          <text:p text:style-name="P17"><text:span text:style-name="Mono_5f_12.5_20_"><text:span text:style-name="T29">int argc</text:span></text:span><text:span text:style-name="Strong_20_Emphasis"><text:span text:style-name="T28"> ‒ количество аргументов командной строки</text:span></text:span><text:span text:style-name="Strong_20_Emphasis"><text:span text:style-name="T31">;</text:span></text:span></text:p>
        </text:list-item>
        <text:list-item>
          <text:p text:style-name="P17"><text:span text:style-name="Mono_5f_12.5_20_"><text:span text:style-name="T32">char *argv[]</text:span></text:span><text:span text:style-name="U_5f_text"><text:span text:style-name="T33"> </text:span></text:span><text:span text:style-name="Strong_20_Emphasis"><text:span text:style-name="T33">‒ массив строк-аргументов</text:span></text:span><text:span text:style-name="Strong_20_Emphasis"><text:span text:style-name="T34">;</text:span></text:span></text:p>
        </text:list-item>
        <text:list-item>
          <text:p text:style-name="P17"><text:span text:style-name="Mono_5f_12.5_20_"><text:span text:style-name="T32">char *</text:span></text:span><text:span text:style-name="Mono_5f_12.5_20_"><text:span text:style-name="T35">env[]</text:span></text:span><text:span text:style-name="Mono_5f_12.5_20_"><text:span text:style-name="T36"> </text:span></text:span><text:span text:style-name="Strong_20_Emphasis"><text:span text:style-name="T33">‒ массив </text:span></text:span><text:span text:style-name="Strong_20_Emphasis"><text:span text:style-name="T35">переменных окружения</text:span></text:span><text:span text:style-name="Strong_20_Emphasis"><text:span text:style-name="T33">.</text:span></text:span></text:p>
        </text:list-item>
      </text:list>
      <text:p text:style-name="P11"><text:span text:style-name="U_5f_text"><text:tab/>Родительский процесс.</text:span></text:p>
      <text:p text:style-name="Serif_20_14"><text:span text:style-name="U_5f_text"><text:tab/>Функция </text:span><text:span text:style-name="Mono_5f_12.5_20_"><text:span text:style-name="T25">main</text:span></text:span><text:span text:style-name="Mono_5f_12.5_20_">()</text:span><text:span text:style-name="U_5f_text"> </text:span><text:span text:style-name="U_5f_text"><text:span text:style-name="T25">является точкой входа в программу</text:span></text:span><text:span text:style-name="U_5f_text">.</text:span></text:p>
      <text:p text:style-name="P18"><text:span text:style-name="U_5f_text"><text:tab/></text:span><text:span text:style-name="U_5f_text"><text:span text:style-name="T28">Передаваемые</text:span></text:span><text:span text:style-name="U_5f_text"> параметры:</text:span></text:p>
      <text:p text:style-name="P19"><text:span text:style-name="U_5f_text"><text:span text:style-name="T37">1) </text:span></text:span><text:span text:style-name="Mono_5f_12.5_20_"><text:span text:style-name="T29">int argc</text:span></text:span><text:span text:style-name="Strong_20_Emphasis"><text:span text:style-name="T28"> ‒ количество аргументов командной строки</text:span></text:span><text:span text:style-name="Strong_20_Emphasis"><text:span text:style-name="T31">;</text:span></text:span></text:p>
      <text:p text:style-name="P20"><text:span text:style-name="Strong_20_Emphasis"><text:span text:style-name="T38">2) </text:span></text:span><text:span text:style-name="Mono_5f_12.5_20_"><text:span text:style-name="T32">char *argv[]</text:span></text:span><text:span text:style-name="U_5f_text"><text:span text:style-name="T33"> </text:span></text:span><text:span text:style-name="Strong_20_Emphasis"><text:span text:style-name="T33">‒ массив строк-аргументов</text:span></text:span><text:span text:style-name="Strong_20_Emphasis"><text:span text:style-name="T34">;</text:span></text:span></text:p>
      <text:p text:style-name="P20"><text:span text:style-name="Strong_20_Emphasis"><text:span text:style-name="T38">3</text:span></text:span><text:span text:style-name="Strong_20_Emphasis"><text:span text:style-name="T38">) </text:span></text:span><text:span text:style-name="Mono_5f_12.5_20_"><text:span text:style-name="T32">char *</text:span></text:span><text:span text:style-name="Mono_5f_12.5_20_"><text:span text:style-name="T35">env</text:span></text:span><text:span text:style-name="Mono_5f_12.5_20_"><text:span text:style-name="T38">p</text:span></text:span><text:span text:style-name="Mono_5f_12.5_20_"><text:span text:style-name="T35">[]</text:span></text:span><text:span text:style-name="Mono_5f_12.5_20_"><text:span text:style-name="T36"> </text:span></text:span><text:span text:style-name="Strong_20_Emphasis"><text:span text:style-name="T33">‒ массив </text:span></text:span><text:span text:style-name="Strong_20_Emphasis"><text:span text:style-name="T35">переменных окружения</text:span></text:span><text:span text:style-name="Strong_20_Emphasis"><text:span text:style-name="T33">.</text:span></text:span></text:p>
      <text:p text:style-name="P21"><text:span text:style-name="U_5f_text"><text:tab/>Функция </text:span><text:span text:style-name="Mono_5f_12.5_20_">print_params_list() </text:span><text:span text:style-name="Mono_5f_12.5_20_"><text:span text:style-name="T39">является </text:span></text:span><text:span text:style-name="U_5f_text">компаратор</text:span><text:span text:style-name="U_5f_text"><text:span text:style-name="T39">ом</text:span></text:span><text:span text:style-name="U_5f_text"> для сортировки массива строк с помощью </text:span><text:span text:style-name="U_5f_text"><text:span text:style-name="T25">выборки</text:span></text:span><text:span text:style-name="Mono_5f_12.5_20_"><text:span text:style-name="T40">.</text:span></text:span></text:p>
      <text:p text:style-name="P22"><text:span text:style-name="Mono_5f_12.5_20_"><text:span text:style-name="T40"><text:tab/></text:span></text:span><text:span text:style-name="Mono_5f_12.5_20_"><text:span text:style-name="T41">Передаваемые</text:span></text:span><text:span text:style-name="U_5f_text"> параметры:</text:span></text:p>
      <text:p text:style-name="P23"><text:span text:style-name="U_5f_text"><text:tab/>1) </text:span><text:span text:style-name="Mono_5f_12.5_20_">char *envp[] </text:span><text:span text:style-name="Strong_20_Emphasis"><text:span text:style-name="T33">‒</text:span></text:span><text:span text:style-name="U_5f_text"> </text:span><text:span text:style-name="U_5f_text"><text:span text:style-name="T25">массив параметров командной строки.</text:span></text:span></text:p>
      <text:p text:style-name="Serif_20_14"><text:span text:style-name="U_5f_text"><text:tab/>Функция </text:span><text:span text:style-name="Mono_5f_12.5_20_">find_var()</text:span> <text:span text:style-name="T42">и</text:span>щет переменную окружения <text:span text:style-name="Mono_5f_12.5_20_">CHILD_PATH</text:span> в переданном массиве окружения.</text:p>
      <text:p text:style-name="P24"><text:span text:style-name="Mono_5f_12.5_20_"><text:span text:style-name="T40"><text:tab/></text:span></text:span><text:span text:style-name="U_5f_text">Принимаемые параметры:</text:span></text:p>
      <text:p text:style-name="P24"><text:span text:style-name="U_5f_text"><text:tab/>1) </text:span><text:span text:style-name="Mono_5f_12.5_20_">char *env[]</text:span><text:span text:style-name="U_5f_text"> </text:span><text:span text:style-name="Strong_20_Emphasis"><text:span text:style-name="T33">‒</text:span></text:span><text:span text:style-name="U_5f_text"> массив строк окружения (формата "</text:span><text:span text:style-name="Mono_5f_12.5_20_">VAR=value</text:span><text:span text:style-name="U_5f_text">").</text:span></text:p>
      <text:p text:style-name="P25"><text:span text:style-name="U_5f_text"><text:span text:style-name="T26">4 </text:span></text:span><text:span text:style-name="U_5f_text"><text:span text:style-name="T43">ПОРЯДОК СБОРКИ И ЗАПУСКА</text:span></text:span></text:p>
      <text:p text:style-name="Standard"><text:span text:style-name="U_5f_text"/></text:p>
      <text:p text:style-name="Serif_20_14"><text:span text:style-name="U_5f_text"><text:span text:style-name="T44"><text:tab/>1) </text:span></text:span><text:span text:style-name="U_5f_text">Перейти в каталог проекта:</text:span></text:p>
      <text:p text:style-name="Serif_20_14"><text:span text:style-name="Mono_5f_12.5_20_"><text:tab/>$ cd '</text:span><text:span text:style-name="Mono_5f_12.5_20_"><text:span text:style-name="T45">Шахлан Е.С.</text:span></text:span><text:span text:style-name="Mono_5f_12.5_20_">/lab02'</text:span></text:p>
      <text:p text:style-name="Serif_20_14"><text:span text:style-name="U_5f_text"><text:span text:style-name="T44"><text:tab/>2) </text:span></text:span><text:span text:style-name="U_5f_text">Собрать проект с помощью make:</text:span></text:p>
      <text:p text:style-name="Serif_20_14"><text:span text:style-name="U_5f_code"><text:span text:style-name="T44"><text:tab/></text:span></text:span><text:span text:style-name="Mono_5f_12.5_20_">$ make</text:span><text:span text:style-name="U_5f_code"> <text:s text:c="13"/></text:span></text:p>
      <text:p text:style-name="Serif_20_14"><text:span text:style-name="U_5f_text"><text:span text:style-name="T44"><text:tab/>3) </text:span></text:span><text:span text:style-name="U_5f_text">Установить переменную окружения </text:span><text:span text:style-name="Mono_5f_12.5_20_">CHILD_PATH</text:span>:</text:p>
      <text:p text:style-name="P26"><text:span text:style-name="U_5f_code"><text:span text:style-name="T44"><text:tab/></text:span></text:span><text:span text:style-name="Mono_5f_12.5_20_">$ </text:span><text:span text:style-name="U_5f_code"><text:span text:style-name="T46">export</text:span></text:span><text:span text:style-name="U_5f_code"> </text:span><text:span text:style-name="U_5f_code"><text:span text:style-name="T47">CHILD_PATH=./child</text:span></text:span></text:p>
      <text:p text:style-name="Serif_20_14"><text:span text:style-name="U_5f_text"><text:span text:style-name="T44"><text:tab/>4) </text:span></text:span><text:span text:style-name="U_5f_text">Запустить программу:</text:span></text:p>
      <text:p text:style-name="Serif_20_14"><text:span text:style-name="U_5f_code"><text:span text:style-name="T44"><text:tab/></text:span></text:span><text:span text:style-name="Mono_5f_12.5_20_">$ ./parent </text:span><text:span text:style-name="Mono_5f_12.5_20_"><text:span text:style-name="T45">params</text:span></text:span></text:p>
      <text:p text:style-name="P12"><text:span text:style-name="U_5f_text"><text:span text:style-name="T43">5 </text:span></text:span><text:span text:style-name="U_5f_text"><text:span text:style-name="T48">РЕЗУЛЬТАТЫ</text:span></text:span><text:span text:style-name="U_5f_text"><text:span text:style-name="T43"> </text:span></text:span><text:span text:style-name="U_5f_text"><text:span text:style-name="T48">ТЕСТИРОВАНИЯ</text:span></text:span></text:p>
      <text:p text:style-name="U_5f_header"><text:span text:style-name="U_5f_text"><text:span text:style-name="T49"/></text:span></text:p>
      <text:p text:style-name="P27"><text:span text:style-name="Mono_5f_12.5_20_"><text:span text:style-name="T50">Переменные окружения родительского процесса: </text:span></text:span><text:span text:style-name="Mono_5f_12.5_20_"><text:line-break/>CHILD_PATH=./child</text:span></text:p>
      <text:p text:style-name="P27"><text:span text:style-name="Mono_5f_12.5_20_"><text:span text:style-name="T50">COLORTERM=truecolor</text:span></text:span></text:p>
      <text:p text:style-name="P27"><text:span text:style-name="Mono_5f_12.5_20_">DBUS_SESSION_BUS_ADDRESS=unix:path=/run/user/1000/bus</text:span></text:p>
      <text:p text:style-name="P27"><text:span text:style-name="Mono_5f_12.5_20_"><text:span text:style-name="T50">DEBUGINFOD_IMA_CERT_PATH=/etc/keys/ima:</text:span></text:span></text:p>
      <text:p text:style-name="P27"><text:span text:style-name="Mono_5f_12.5_20_">DEBUGINFOD_URLS=https://debuginfod.fedoraproject.org/ </text:span></text:p>
      <text:p text:style-name="P27"><text:span text:style-name="Mono_5f_12.5_20_"><text:span text:style-name="T50">DESKTOP_SESSION=gnome</text:span></text:span></text:p>
      <text:p text:style-name="P27"><text:span text:style-name="Mono_5f_12.5_20_">DISPLAY=:0</text:span></text:p>
      <text:p text:style-name="P27"><text:span text:style-name="Mono_5f_12.5_20_"><text:span text:style-name="T50">EDITOR=/usr/bin/nano</text:span></text:span></text:p>
      <text:p text:style-name="P27"><text:span text:style-name="Mono_5f_12.5_20_">GDMSESSION=gnome</text:span></text:p>
      <text:p text:style-name="P27"><text:span text:style-name="Mono_5f_12.5_20_"><text:span text:style-name="T50">GDM_LANG=ru_RU.UTF-8</text:span></text:span></text:p>
      <text:p text:style-name="P27"><text:span text:style-name="Mono_5f_12.5_20_">GNOME_SETUP_DISPLAY=:1</text:span></text:p>
      <text:p text:style-name="P27"><text:span text:style-name="Mono_5f_12.5_20_"><text:span text:style-name="T50">GPG_TTY=/dev/pts/3</text:span></text:span></text:p>
      <text:p text:style-name="P27"><text:span text:style-name="Mono_5f_12.5_20_">HISTCONTROL=ignoredups</text:span></text:p>
      <text:p text:style-name="P27"><text:span text:style-name="Mono_5f_12.5_20_"><text:span text:style-name="T50">HISTSIZE=1000</text:span></text:span></text:p>
      <text:p text:style-name="P27"><text:span text:style-name="Mono_5f_12.5_20_">HOME=/home/shakhlanchik</text:span></text:p>
      <text:p text:style-name="P27"><text:span text:style-name="Mono_5f_12.5_20_"><text:span text:style-name="T50">HOSTNAME=fedora</text:span></text:span></text:p>
      <text:p text:style-name="P27"><text:span text:style-name="Mono_5f_12.5_20_">INVOCATION_ID=7f178ba11ae94a889f8c3cf827fe66bf</text:span></text:p>
      <text:p text:style-name="P27"><text:span text:style-name="Mono_5f_12.5_20_"><text:span text:style-name="T50">JOURNAL_STREAM=9:62573</text:span></text:span></text:p>
      <text:p text:style-name="P27"><text:span text:style-name="Mono_5f_12.5_20_">KDEDIRS=/usr</text:span></text:p>
      <text:p text:style-name="P27"><text:span text:style-name="Mono_5f_12.5_20_"><text:span text:style-name="T50">LANG=ru_RU.UTF-8</text:span></text:span></text:p>
      <text:p text:style-name="P27"><text:span text:style-name="Mono_5f_12.5_20_">LD_PRELOAD=/usr/libexec/valgrind/vgpreload_core-amd64-linux.so:/usr/libexec/valgrind/vgpreload_memcheck-amd64-linux.so</text:span></text:p>
      <text:p text:style-name="P27"><text:span text:style-name="Mono_5f_12.5_20_"><text:span text:style-name="T50">LESSOPEN=||/usr/bin/lesspipe.sh %s</text:span></text:span></text:p>
      <text:p text:style-name="P27"><text:span text:style-name="Mono_5f_12.5_20_">LOGNAME=shakhlanchik</text:span></text:p>
      <text:p text:style-name="P27"><text:span text:style-name="Mono_5f_12.5_20_"><text:span text:style-name="T50">LS_COLORS=rs=0:di=01;34:ln=01;36:mh=00:pi=40;33:so=01;35:do=01;35:bd=40;33;01:cd=40;33;01:or=40;31;01:mi=01;37;41:su=37;41:sg=30;43:ca=00:tw=30;42:ow=34;42:st=37;44:ex=01;32:*.7z=01;31:*.ace=01;31:*.alz=01;31:*.apk=01;31:*.arc=01;31:*.arj=01;31:*.bz=01;31:*.bz2=01;31:*.cab=01;31:*.cpio=01;31:*.crate=01;31:*.deb=01;31:*.drpm=01;31:*.dwm=01;31:*.dz=01;31:*.ear=01;31:*.egg=01;31:*.esd=01;31:*.gz=01;31:*.jar=01;31:*.lha=01;31:*.lrz=01;31:*.lz=01;31:*.lz4=01;31:*.lzh=01;31:*.lzma=01;31:*.lzo=01;31:*.pyz=01;31:*.rar=01;31:*.rpm=01;31:*.rz=01;31:*.sar=01;31:*.swm=01;31:*.t7z=01;31:*.tar=01;31:*.taz=01;31:*.tbz=01;31:*.tbz2=01;31:*.tgz=01;31:*.tlz=01;31:*.txz=01;31:*.tz=01;31:*.tzo=01;31:*.tzst=01;31:*.udeb=01;31:*.war=01;31:*.whl=01;31:*.wim=01;31:*.xz=01;31:*.z=01;31:*.zip=01;31:*.zoo=01;31:*.zst=01;31:*.avif=01;35:*.jpg=01;35:*.jpeg=01;35:*.mjpg=01;35:*.mjpeg=01;35:*.gif=01;35:*.bmp=01;35:*.pbm=01;35:*.pgm=01;35:*.ppm=01;</text:span></text:span><text:soft-page-break/><text:span text:style-name="Mono_5f_12.5_20_"><text:span text:style-name="T50">35:*.tga=01;35:*.xbm=01;35:*.xpm=01;35:*.tif=01;35:*.tiff=01;35:*.png=01;35:*.svg=01;35:*.svgz=01;35:*.mng=01;35:*.pcx=01;35:*.mov=01;35:*.mpg=01;35:*.mpeg=01;35:*.m2v=01;35:*.mkv=01;35:*.webm=01;35:*.webp=01;35:*.ogm=01;35:*.mp4=01;35:*.m4v=01;35:*.mp4v=01;35:*.vob=01;35:*.qt=01;35:*.nuv=01;35:*.wmv=01;35:*.asf=01;35:*.rm=01;35:*.rmvb=01;35:*.flc=01;35:*.avi=01;35:*.fli=01;35:*.flv=01;35:*.gl=01;35:*.dl=01;35:*.xcf=01;35:*.xwd=01;35:*.yuv=01;35:*.cgm=01;35:*.emf=01;35:*.ogv=01;35:*.ogx=01;35:*.aac=01;36:*.au=01;36:*.flac=01;36:*.m4a=01;36:*.mid=01;36:*.midi=01;36:*.mka=01;36:*.mp3=01;36:*.mpc=01;36:*.ogg=01;36:*.ra=01;36:*.wav=01;36:*.oga=01;36:*.opus=01;36:*.spx=01;36:*.xspf=01;36:*~=00;90:*#=00;90:*.bak=00;90:*.crdownload=00;90:*.dpkg-dist=00;90:*.dpkg-new=00;90:*.dpkg-old=00;90:*.dpkg-tmp=00;90:*.old=00;90:*.orig=00;90:*.part=00;90:*.rej=00;90:*.rpmnew=00;90:*.rpmorig=00;90:*.rpmsave=00;90:*.swp=00;90:*.tmp=00;90:*.ucf-dist=00;90:*.ucf-new=00;90:*.ucf-old=00;90:</text:span></text:span></text:p>
      <text:p text:style-name="P27"><text:span text:style-name="Mono_5f_12.5_20_">MAIL=/var/spool/mail/shakhlanchik</text:span></text:p>
      <text:p text:style-name="P27"><text:span text:style-name="Mono_5f_12.5_20_"><text:span text:style-name="T50">MANAGERPID=2161</text:span></text:span></text:p>
      <text:p text:style-name="P27"><text:span text:style-name="Mono_5f_12.5_20_">MEMORY_PRESSURE_WATCH=/sys/fs/cgroup/user.slice/user-1000.slice/user@1000.service/app.slice/dbus-:1.2-org.gnome.Ptyxis@2.service/memory.pressure</text:span></text:p>
      <text:p text:style-name="P27"><text:span text:style-name="Mono_5f_12.5_20_"><text:span text:style-name="T50">MEMORY_PRESSURE_WRITE=c29tZSAyMDAwMDAgMjAwMDAwMAA=</text:span></text:span></text:p>
      <text:p text:style-name="P27"><text:span text:style-name="Mono_5f_12.5_20_">MOZ_GMP_PATH=/usr/lib64/mozilla/plugins/gmp-gmpopenh264/system-installed</text:span></text:p>
      <text:p text:style-name="P27"><text:span text:style-name="Mono_5f_12.5_20_"><text:span text:style-name="T50">PATH=/home/shakhlanchik/.local/bin:/home/shakhlanchik/bin:/usr/local/bin:/usr/local/sbin:/usr/bin:/usr/sbin</text:span></text:span></text:p>
      <text:p text:style-name="P27"><text:span text:style-name="Mono_5f_12.5_20_">PTYXIS_PROFILE=38eab8238a3e1a547b7f350267b38e29</text:span></text:p>
      <text:p text:style-name="P27"><text:span text:style-name="Mono_5f_12.5_20_"><text:span text:style-name="T50">PTYXIS_VERSION=47.13</text:span></text:span></text:p>
      <text:p text:style-name="P27"><text:span text:style-name="Mono_5f_12.5_20_">PWD=/home/shakhlanchik/tar_working_dir/Шахлан Е.С./lab02</text:span></text:p>
      <text:p text:style-name="P27"><text:span text:style-name="Mono_5f_12.5_20_"><text:span text:style-name="T50">QT_IM_MODULE=ibus</text:span></text:span></text:p>
      <text:p text:style-name="P27"><text:span text:style-name="Mono_5f_12.5_20_">SESSION_MANAGER=local/unix:@/tmp/.ICE-unix/2265,unix/unix:/tmp/.ICE-unix/2265</text:span></text:p>
      <text:p text:style-name="P27"><text:span text:style-name="Mono_5f_12.5_20_"><text:span text:style-name="T50">SHELL=/bin/bash</text:span></text:span></text:p>
      <text:p text:style-name="P27"><text:span text:style-name="Mono_5f_12.5_20_">SHLVL=1</text:span></text:p>
      <text:p text:style-name="P27"><text:span text:style-name="Mono_5f_12.5_20_"><text:span text:style-name="T50">SSH_ASKPASS=/usr/bin/ksshaskpass</text:span></text:span></text:p>
      <text:p text:style-name="P27"><text:span text:style-name="Mono_5f_12.5_20_">SSH_AUTH_SOCK=/run/user/1000/keyring/ssh</text:span></text:p>
      <text:p text:style-name="P27"><text:span text:style-name="Mono_5f_12.5_20_"><text:span text:style-name="T50">SYSTEMD_EXEC_PID=6799</text:span></text:span></text:p>
      <text:p text:style-name="P27"><text:span text:style-name="Mono_5f_12.5_20_">SYSTEMD_SLEEP_FREEZE_USER_SESSIONS=0</text:span></text:p>
      <text:p text:style-name="P27"><text:span text:style-name="Mono_5f_12.5_20_"><text:span text:style-name="T50">TERM=xterm-256color</text:span></text:span></text:p>
      <text:p text:style-name="P27"><text:span text:style-name="Mono_5f_12.5_20_">USER=shakhlanchik</text:span></text:p>
      <text:p text:style-name="P27"><text:span text:style-name="Mono_5f_12.5_20_"><text:span text:style-name="T50">USERNAME=shakhlanchik</text:span></text:span></text:p>
      <text:p text:style-name="P27"><text:span text:style-name="Mono_5f_12.5_20_">VTE_VERSION=7804</text:span></text:p>
      <text:p text:style-name="P27"><text:span text:style-name="Mono_5f_12.5_20_"><text:span text:style-name="T50">WAYLAND_DISPLAY=wayland-0</text:span></text:span></text:p>
      <text:p text:style-name="P27"><text:soft-page-break/><text:span text:style-name="Mono_5f_12.5_20_">XAUTHORITY=/run/user/1000/.mutter-Xwaylandauth.S00152</text:span></text:p>
      <text:p text:style-name="P27"><text:span text:style-name="Mono_5f_12.5_20_"><text:span text:style-name="T50">XDG_CURRENT_DESKTOP=GNOME</text:span></text:span></text:p>
      <text:p text:style-name="P27"><text:span text:style-name="Mono_5f_12.5_20_">XDG_DATA_DIRS=/home/shakhlanchik/.local/share/flatpak/exports/share:/var/lib/flatpak/exports/share:/usr/local/share/:/usr/share/</text:span></text:p>
      <text:p text:style-name="P27"><text:span text:style-name="Mono_5f_12.5_20_"><text:span text:style-name="T50">XDG_MENU_PREFIX=gnome-</text:span></text:span></text:p>
      <text:p text:style-name="P27"><text:span text:style-name="Mono_5f_12.5_20_">XDG_RUNTIME_DIR=/run/user/1000</text:span></text:p>
      <text:p text:style-name="P27"><text:span text:style-name="Mono_5f_12.5_20_"><text:span text:style-name="T50">XDG_SESSION_CLASS=user</text:span></text:span></text:p>
      <text:p text:style-name="P27"><text:span text:style-name="Mono_5f_12.5_20_">XDG_SESSION_DESKTOP=gnome</text:span></text:p>
      <text:p text:style-name="P27"><text:span text:style-name="Mono_5f_12.5_20_"><text:span text:style-name="T50">XDG_SESSION_TYPE=wayland</text:span></text:span></text:p>
      <text:p text:style-name="P27"><text:span text:style-name="Mono_5f_12.5_20_">XMODIFIERS=@im=ibus</text:span></text:p>
      <text:p text:style-name="P28"><text:span text:style-name="Mono_5f_12.5_20_"><text:span text:style-name="T50">_=/usr/bin/valgrind</text:span></text:span><text:span text:style-name="Mono_5f_12.5_20_"><text:line-break/></text:span><text:span text:style-name="Mono_5f_12.5_20_"><text:span text:style-name="T50">+</text:span></text:span><text:span text:style-name="Mono_5f_12.5_20_"><text:line-break/>CHILD_01 started</text:span></text:p>
      <text:p text:style-name="P28"><text:span text:style-name="Mono_5f_12.5_20_"><text:span text:style-name="T50">PID: 16880</text:span></text:span></text:p>
      <text:p text:style-name="P28"><text:span text:style-name="Mono_5f_12.5_20_">PPID: 16872</text:span></text:p>
      <text:p text:style-name="P28"><text:span text:style-name="Mono_5f_12.5_20_"><text:span text:style-name="T50">SHELL = /bin/bash</text:span></text:span></text:p>
      <text:p text:style-name="P28"><text:span text:style-name="Mono_5f_12.5_20_">HOME = /home/shakhlanchik</text:span></text:p>
      <text:p text:style-name="P28"><text:span text:style-name="Mono_5f_12.5_20_"><text:span text:style-name="T50">LOGNAME = shakhlanchik</text:span></text:span></text:p>
      <text:p text:style-name="P28"><text:span text:style-name="Mono_5f_12.5_20_">LANG = ru_RU.UTF-8</text:span></text:p>
      <text:p text:style-name="P28"><text:span text:style-name="Mono_5f_12.5_20_"><text:span text:style-name="T50">PATH = /home/shakhlanchik/.local/bin:/home/shakhlanchik/bin:/usr/local/bin:/usr/local/sbin:/usr/bin:/usr/sbin</text:span></text:span></text:p>
      <text:p text:style-name="P28"><text:span text:style-name="Mono_5f_12.5_20_">USER = shakhlanchik</text:span></text:p>
      <text:p text:style-name="P28"><text:span text:style-name="Mono_5f_12.5_20_"><text:span text:style-name="T50">Child ended with status 0</text:span></text:span><text:span text:style-name="Mono_5f_12.5_20_"><text:line-break/>*</text:span></text:p>
      <text:p text:style-name="P28"><text:span text:style-name="Mono_5f_12.5_20_"><text:span text:style-name="T50">Child path found: ./child</text:span></text:span></text:p>
      <text:p text:style-name="P28"><text:span text:style-name="Mono_5f_12.5_20_">CHILD_11 started</text:span></text:p>
      <text:p text:style-name="P28"><text:span text:style-name="Mono_5f_12.5_20_"><text:span text:style-name="T50">PID: 16919</text:span></text:span></text:p>
      <text:p text:style-name="P28"><text:span text:style-name="Mono_5f_12.5_20_">PPID: 16872</text:span></text:p>
      <text:p text:style-name="P28"><text:span text:style-name="Mono_5f_12.5_20_"><text:span text:style-name="T50">SHELL = /bin/bash</text:span></text:span></text:p>
      <text:p text:style-name="P28"><text:span text:style-name="Mono_5f_12.5_20_">HOME = /home/shakhlanchik</text:span></text:p>
      <text:p text:style-name="P28"><text:span text:style-name="Mono_5f_12.5_20_"><text:span text:style-name="T50">LOGNAME = shakhlanchik</text:span></text:span></text:p>
      <text:p text:style-name="P28"><text:span text:style-name="Mono_5f_12.5_20_">LANG = ru_RU.UTF-8</text:span></text:p>
      <text:p text:style-name="P28"><text:span text:style-name="Mono_5f_12.5_20_"><text:span text:style-name="T50">PATH = /home/shakhlanchik/.local/bin:/home/shakhlanchik/bin:/usr/local/bin:/usr/local/sbin:/usr/bin:/usr/sbin</text:span></text:span></text:p>
      <text:p text:style-name="P28"><text:span text:style-name="Mono_5f_12.5_20_">USER = shakhlanchik</text:span></text:p>
      <text:p text:style-name="P28"><text:span text:style-name="Mono_5f_12.5_20_"><text:span text:style-name="T50">Child ended with status 0</text:span></text:span><text:span text:style-name="Mono_5f_12.5_20_"><text:line-break/>&amp;</text:span></text:p>
      <text:p text:style-name="P28"><text:span text:style-name="Mono_5f_12.5_20_"><text:span text:style-name="T50">Child path found: ./child</text:span></text:span></text:p>
      <text:p text:style-name="P28"><text:span text:style-name="Mono_5f_12.5_20_"><text:s/>CHILD_12 started</text:span></text:p>
      <text:p text:style-name="P28"><text:span text:style-name="Mono_5f_12.5_20_"><text:span text:style-name="T50"><text:s/>PID: 16942</text:span></text:span></text:p>
      <text:p text:style-name="P28"><text:span text:style-name="Mono_5f_12.5_20_"><text:s/>PPID: 16872</text:span></text:p>
      <text:p text:style-name="P28"><text:span text:style-name="Mono_5f_12.5_20_"><text:span text:style-name="T50">SHELL = /bin/bash</text:span></text:span></text:p>
      <text:p text:style-name="P28"><text:soft-page-break/><text:span text:style-name="Mono_5f_12.5_20_">HOME = /home/shakhlanchik</text:span></text:p>
      <text:p text:style-name="P28"><text:span text:style-name="Mono_5f_12.5_20_"><text:span text:style-name="T50">LOGNAME = shakhlanchik</text:span></text:span></text:p>
      <text:p text:style-name="P28"><text:span text:style-name="Mono_5f_12.5_20_">LANG = ru_RU.UTF-8</text:span></text:p>
      <text:p text:style-name="P28"><text:span text:style-name="Mono_5f_12.5_20_"><text:span text:style-name="T50">PATH = /home/shakhlanchik/.local/bin:/home/shakhlanchik/bin:/usr/local/bin:/usr/local/sbin:/usr/bin:/usr/sbin</text:span></text:span></text:p>
      <text:p text:style-name="P28"><text:span text:style-name="Mono_5f_12.5_20_">USER = shakhlanchik</text:span></text:p>
      <text:p text:style-name="P28"><text:span text:style-name="Mono_5f_12.5_20_"><text:span text:style-name="T50">Child ended with status 0</text:span></text:span></text:p>
      <text:p text:style-name="P28"><text:span text:style-name="Mono_5f_12.5_20_">q</text:span><text:span text:style-name="Mono_5f_12.5_20_"><text:line-break/><text:line-break/></text:span><text:span text:style-name="U_5f_text"><text:span text:style-name="T51"><text:line-break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Обычный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style:contextual-spacing="false" style:page-number="auto"/>
      <style:text-properties style:font-name="Times New Roman2" fo:font-family="'Times New Roman'" style:font-style-name="Bold" style:font-family-generic="roman" fo:font-size="14pt" fo:font-weight="bold" style:font-size-asian="18pt" style:font-weight-asian="bold" style:font-size-complex="18pt" style:font-weight-complex="bold"/>
    </style:style>
    <style:style style:name="U_5f_header" style:display-name="U_header" style:family="paragraph" style:parent-style-name="Heading_20_1" style:default-outline-level="" style:list-style-name="" style:master-page-name="">
      <style:paragraph-properties fo:margin-left="1.251cm" fo:margin-top="0cm" fo:margin-bottom="0cm" style:contextual-spacing="false" fo:text-align="justify" style:justify-single-word="false" style:page-number="auto">
        <style:tab-stops>
          <style:tab-stop style:position="1.251cm"/>
        </style:tab-stops>
      </style:paragraph-properties>
      <style:text-properties fo:text-transform="uppercase" fo:color="#000000" loext:opacity="100%" style:text-position="0% 100%" style:font-name="Liberation Serif1" fo:font-family="'Liberation Serif'" style:font-style-name="Жирный" style:font-family-generic="roman" style:font-pitch="variable"/>
    </style:style>
    <style:style style:name="U_5f_undHeader" style:display-name="U_undHeader" style:family="paragraph" style:parent-style-name="Heading_20_1" style:default-outline-level="" style:list-style-name="">
      <style:paragraph-properties fo:margin-left="1.251cm" fo:margin-top="0cm" fo:margin-bottom="0cm" style:contextual-spacing="false" fo:text-align="justify" style:justify-single-word="false">
        <style:tab-stops/>
      </style:paragraph-properties>
      <style:text-properties style:font-name="Liberation Serif1" fo:font-family="'Liberation Serif'" style:font-style-name="Жирный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_5f_code_5f_h" style:display-name="U_code_h" style:family="paragraph" style:parent-style-name="Standard" style:master-page-name="">
      <style:paragraph-properties fo:margin-top="0.15cm" fo:margin-bottom="0cm" style:contextual-spacing="false" fo:line-height="115%" fo:text-align="justify" style:justify-single-word="false" fo:text-indent="1.251cm" style:auto-text-indent="false" style:page-number="auto">
        <style:tab-stops/>
      </style:paragraph-properties>
      <style:text-properties style:font-name="Liberation Mono1" fo:font-family="'Liberation Mono'" style:font-style-name="Обычный" style:font-family-generic="modern" style:font-pitch="fixed" fo:font-size="11.5pt"/>
    </style:style>
    <style:style style:name="U_5f_text_5f_h" style:display-name="U_text_h" style:family="paragraph" style:parent-style-name="U_5f_code_5f_h" style:master-page-name="">
      <style:paragraph-properties fo:margin-top="0cm" fo:margin-bottom="0cm" style:contextual-spacing="false" fo:line-height="100%" style:page-number="auto"/>
      <style:text-properties style:font-name="Liberation Serif2" fo:font-family="'Liberation Serif'" style:font-style-name="Обычный" style:font-family-generic="roman" style:font-pitch="variable" fo:font-size="14pt"/>
    </style:style>
    <style:style style:name="Serif_20_14" style:display-name="Serif 14" style:family="paragraph" style:master-page-name="">
      <style:paragraph-properties fo:margin-right="-0.035cm" fo:margin-top="0cm" fo:margin-bottom="0.139cm" style:contextual-spacing="false" fo:line-height="108%" fo:text-align="justify" style:justify-single-word="false" fo:orphans="0" fo:widows="0" style:page-number="auto"/>
      <style:text-properties style:font-name="Liberation Serif" fo:font-family="'Liberation Serif'" style:font-family-generic="roman" style:font-pitch="variable" fo:font-size="14pt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erb" style:family="text" style:parent-style-name="Source_20_Text">
      <style:text-properties fo:font-variant="normal" fo:text-transform="none" fo:color="#000000" loext:opacity="100%" style:text-line-through-style="none" style:text-line-through-type="none" style:font-name="Liberation Mono" fo:font-family="'Liberation Mono'" style:font-family-generic="modern" style:font-pitch="fixed" fo:font-size="12pt" fo:font-style="normal" style:text-underline-style="none" fo:font-weight="normal" style:text-blinking="false" fo:background-color="#ffffff" style:font-name-asian="Liberation Mono" style:font-family-asian="'Liberation Mono'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U_5f_text" style:display-name="U_text" style:family="text" style:parent-style-name="verb">
      <style:text-properties style:font-name="Liberation Serif2" fo:font-family="'Liberation Serif'" style:font-style-name="Обычный" style:font-family-generic="roman" style:font-pitch="variable" fo:font-size="14pt"/>
    </style:style>
    <style:style style:name="U_5f_code" style:display-name="U_code" style:family="text" style:parent-style-name="U_5f_text">
      <style:text-properties style:font-name="Liberation Mono1" fo:font-family="'Liberation Mono'" style:font-style-name="Обычный" style:font-family-generic="modern" style:font-pitch="fixed" fo:font-size="11.5pt" loext:padding="0.049cm" loext:border="none"/>
    </style:style>
    <style:style style:name="Emphasis" style:family="text">
      <style:text-properties fo:font-style="italic" style:font-style-asian="italic" style:font-style-complex="italic"/>
    </style:style>
    <style:style style:name="Mono_20_12.5" style:display-name="Mono 12.5" style:family="text">
      <style:text-properties fo:font-variant="normal" fo:text-transform="none" fo:color="#000000" loext:opacity="100%" style:text-line-through-style="none" style:text-line-through-type="none" style:font-name="Liberation Mono1" fo:font-family="'Liberation Mono'" style:font-style-name="Обычный" style:font-family-generic="modern" style:font-pitch="fixed" fo:font-size="12.5pt" fo:font-style="normal" style:text-underline-style="none" fo:font-weight="normal" style:text-blinking="false" fo:background-color="#ffffff" style:font-name-asian="Liberation Mono" style:font-family-asian="'Liberation Mono'" style:font-family-generic-asian="modern" style:font-pitch-asian="fixed" style:font-size-asian="12pt" style:font-weight-asian="normal" style:font-name-complex="Liberation Mono" style:font-family-complex="'Liberation Mono'" style:font-family-generic-complex="modern" style:font-pitch-complex="fixed" style:font-size-complex="12pt" style:font-weight-complex="norma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Mono_5f_12.5_20_" style:display-name="Mono_12.5 " style:family="text">
      <style:text-properties style:font-name="Liberation Mono1" fo:font-family="'Liberation Mono'" style:font-style-name="Обычный" style:font-family-generic="modern" style:font-pitch="fixed" fo:font-size="12.5pt" officeooo:rsid="0040e71d"/>
    </style:style>
    <style:style style:name="Code" style:family="text">
      <style:text-properties style:font-name="Source Code Pro" fo:font-family="'Source Code Pro'" style:font-style-name="Обычный" style:font-pitch="fixed" fo:font-size="11pt" fo:letter-spacing="-0.018cm" officeooo:rsid="00223886" style:font-size-asian="9.60000038146973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U_5f_text_5f_h" style:master-page-name="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fo:background-color="transparent">
        <style:tab-stops/>
      </style:paragraph-properties>
    </style:style>
    <style:style style:name="MP2" style:family="paragraph" style:parent-style-name="Footer">
      <style:paragraph-properties fo:text-align="end" style:justify-single-word="false"/>
      <style:text-properties officeooo:rsid="0044504e" officeooo:paragraph-rsid="0044504e"/>
    </style:style>
    <style:page-layout style:name="Mpm1">
      <style:page-layout-properties fo:page-width="21.001cm" fo:page-height="29.7cm" style:num-format="1" style:print-orientation="portrait" fo:margin-top="2cm" fo:margin-bottom="1.697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MP1"><text:span text:style-name="U_5f_text"><text:page-number text:select-page="current">11</text:page-number></text:span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45:03.862435618</meta:creation-date>
    <dc:date>2025-05-07T11:52:26.449811750</dc:date>
    <meta:editing-duration>PT2H50M31S</meta:editing-duration>
    <meta:editing-cycles>35</meta:editing-cycles>
    <meta:generator>LibreOffice/24.8.6.2$Linux_X86_64 LibreOffice_project/480$Build-2</meta:generator>
    <meta:print-date>2025-03-03T22:30:42.863996084</meta:print-date>
    <meta:printed-by>Файлы PDF</meta:printed-by>
    <meta:document-statistic meta:table-count="0" meta:image-count="0" meta:object-count="0" meta:page-count="11" meta:paragraph-count="176" meta:word-count="1132" meta:character-count="12304" meta:non-whitespace-character-count="11156"/>
  </office:meta>
</office:document-meta>
</file>